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3.51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3">
        <table:table-column table:style-name="co2" table:default-cell-style-name="ce4"/>
        <table:table-column table:style-name="co3" table:default-cell-style-name="ce8"/>
        <table:table-column table:style-name="co5" table:default-cell-style-name="ce8"/>
        <table:table-column table:style-name="co3" table:default-cell-style-name="ce8"/>
        <table:table-column table:style-name="co4" table:number-columns-repeated="1020" table:default-cell-style-name="ce8"/>
        <table:table-row table:style-name="ro2">
          <table:table-cell table:style-name="ce2" office:value-type="string" calcext:value-type="string">
            <text:p>dtype URI</text:p>
          </table:table-cell>
          <table:table-cell table:style-name="ce5" office:value-type="string" calcext:value-type="string">
            <text:p>URI 1 has &lt;relationship&gt; URI 2</text:p>
          </table:table-cell>
          <table:table-cell table:style-name="ce5" office:value-type="string" calcext:value-type="string">
            <text:p>ECV URI</text:p>
          </table:table-cell>
          <table:table-cell table:style-name="ce5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od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aeros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ai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aeros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ex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aeros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ty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aeros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erProd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aeros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fc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p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h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t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ot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er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wp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wp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jch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ldProd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cloud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fire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o2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ghg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h4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ghg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g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glaciers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ec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iceShee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v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iceShee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fl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iceShee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gll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iceShee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ap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landCov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landCov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wb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landCov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now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landCov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dvi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landCov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lb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landCov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ai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landCov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r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landCov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ocProd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hlor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lw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rrs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k_490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tot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b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dg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v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ph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tc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zone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p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zone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p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zone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c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Ice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t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Ice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e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Ice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h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Leve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l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Leve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dt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Leve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Leve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Leve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tr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Leve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amph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eaLeve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Int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Skin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Subsk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Depth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Fnd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v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oilM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v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oilM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s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oilM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s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oilM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v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oilM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v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oilM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s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oilM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sa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soilMst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op</text:p>
          </table:table-cell>
          <table:table-cell table:style-name="ce6" office:value-type="string" calcext:value-type="string">
            <text:p>broader</text:p>
          </table:table-cell>
          <table:table-cell table:style-name="ce9" office:value-type="string" calcext:value-type="string">
            <text:p>cciecv_oceanCol</text:p>
          </table:table-cell>
          <table:table-cell table:style-name="ce6" office:value-type="string" calcext:value-type="string">
            <text:p>narrower</text:p>
          </table:table-cell>
          <table:table-cell table:number-columns-repeated="1020"/>
        </table:table-row>
        <table:table-row table:style-name="ro2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1:02:00.738664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6-03-11T08:28:02Z</meta:creation-date>
    <dc:date>2016-03-11T11:02:19.261220418</dc:date>
    <meta:editing-duration>PT11M34S</meta:editing-duration>
    <meta:editing-cycles>2</meta:editing-cycles>
    <meta:document-statistic meta:table-count="3" meta:cell-count="276" meta:object-count="0"/>
  </office:meta>
</office:document-meta>
</file>